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imSun1" svg:font-family="SimSun, 宋体" style:font-pitch="variable"/>
    <style:font-face style:name="CMR10" svg:font-family="CMR1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beration Serif" fo:font-size="12pt" officeooo:rsid="0002c197" officeooo:paragraph-rsid="0002c197" style:font-size-asian="12pt" style:font-size-complex="12pt"/>
    </style:style>
    <style:style style:name="P2" style:family="paragraph" style:parent-style-name="Standard">
      <style:text-properties style:font-name="Liberation Serif" fo:font-size="12pt" officeooo:rsid="00017c23" officeooo:paragraph-rsid="00017c23" style:font-size-asian="12pt" style:font-size-complex="12pt"/>
    </style:style>
    <style:style style:name="P3" style:family="paragraph" style:parent-style-name="Standard">
      <style:text-properties style:font-name="Liberation Serif" fo:font-size="12pt" officeooo:paragraph-rsid="00017c23" style:font-size-asian="12pt" style:font-size-complex="12pt"/>
    </style:style>
    <style:style style:name="P4" style:family="paragraph" style:parent-style-name="Standard">
      <style:text-properties style:font-name="Liberation Serif" fo:font-size="12pt" officeooo:rsid="0002c197" officeooo:paragraph-rsid="0002c197" style:font-size-asian="12pt" style:font-size-complex="12pt"/>
    </style:style>
    <style:style style:name="T1" style:family="text">
      <style:text-properties officeooo:rsid="00017c23"/>
    </style:style>
    <style:style style:name="T2"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stract</text:p>
      <text:p text:style-name="P3"><text:span text:style-name="T1">This paper studies a method for accurate object localization and recognition using edge box proposals and multiple SVM classifiers for specific object types. We use a subset of ImageNet[1] dataset: 400 train images from 10 categories and 100 test images, 10 per category. These categories are </text:span>eagle, dog, cat, tiger, starsh, zebra, bison, antelope, <text:span text:style-name="T1">chimpanzee, and elephant. After preprocessing, samples are vectorized using ResNet implementation by PyTorch[2]. For validation, we compare test results with truth values and correct object proposals provided to us. Experiments showed that edge box proposals give accurate localizations within reasonable time, and can be further optimized by reducing number of edge boxes obtained for each image.</text:span></text:p>
      <text:p text:style-name="P3"/>
      <text:p text:style-name="P4">Keywords: Object localization, object classification, edge boxes, ImageNet, ResNet</text:p>
      <text:p text:style-name="P4"/>
      <text:p text:style-name="P4">Introductio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imSun1" svg:font-family="SimSun, 宋体" style:font-pitch="variable"/>
    <style:font-face style:name="CMR10" svg:font-family="CMR1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bstract" style:family="paragraph">
      <style:paragraph-properties fo:margin-left="0in" fo:margin-right="0in" fo:margin-top="0in" fo:margin-bottom="0.139in" loext:contextual-spacing="false" fo:text-align="justify" style:justify-single-word="false" fo:orphans="2" fo:widows="2" fo:hyphenation-ladder-count="no-limit" fo:text-indent="0.189in" style:auto-text-indent="false"/>
      <style:text-properties style:use-window-font-color="true" style:font-name="Times New Roman" fo:font-family="'Times New Roman'" style:font-family-generic="roman" style:font-pitch="variable" fo:font-size="9pt" fo:language="en" fo:country="US" fo:font-weight="bold" style:font-name-asian="SimSun1" style:font-family-asian="SimSun, 宋体"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_64 LibreOffice_project/65905a128db06ba48db947242809d14d3f9a93fe</meta:generator>
    <dc:date>2019-01-09T12:11:32.508000000</dc:date>
    <meta:editing-duration>PT1H37S</meta:editing-duration>
    <meta:editing-cycles>2</meta:editing-cycles>
    <meta:document-statistic meta:table-count="0" meta:image-count="0" meta:object-count="0" meta:page-count="1" meta:paragraph-count="4" meta:word-count="122" meta:character-count="849" meta:non-whitespace-character-count="731"/>
  </office:meta>
</office:document-meta>
</file>